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059" officeooo:paragraph-rsid="00035059"/>
    </style:style>
    <style:style style:name="P2" style:family="paragraph" style:parent-style-name="Text_20_body" style:list-style-name="L1">
      <style:text-properties officeooo:paragraph-rsid="00035059"/>
    </style:style>
    <style:style style:name="P3" style:family="paragraph" style:parent-style-name="Text_20_body" style:list-style-name="L1">
      <style:text-properties officeooo:rsid="00035059" officeooo:paragraph-rsid="00035059"/>
    </style:style>
    <style:style style:name="P4" style:family="paragraph" style:parent-style-name="Text_20_body" style:list-style-name="L1">
      <style:text-properties officeooo:rsid="0005ca7b" officeooo:paragraph-rsid="0005ca7b"/>
    </style:style>
    <style:style style:name="T1" style:family="text">
      <style:text-properties officeooo:rsid="00035059"/>
    </style:style>
    <style:style style:name="T2" style:family="text">
      <style:text-properties officeooo:rsid="000469a9"/>
    </style:style>
    <style:style style:name="T3" style:family="text">
      <style:text-properties officeooo:rsid="0007ac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ke Gadaleta</text:p>
      <text:p text:style-name="P1"/>
      <text:p text:style-name="P1">Sand:</text:p>
      <text:p text:style-name="P1">RI,Na,Mg,Al,Si,K,Ca,Ba,Fe,Type</text:p>
      <text:p text:style-name="P1"/>
      <text:list xml:id="list1756271491" text:style-name="L1">
        <text:list-item>
          <text:p text:style-name="P2"><text:span text:style-name="T1">Which columns best define the type of glass?</text:span></text:p>
          <text:list>
            <text:list-item>
              <text:p text:style-name="P3">Running a Knn Classification I found that <text:span text:style-name="T2">the best fit was on X = [2, 5] y = 8 with an 83% accuracy, thats Mg and Ca can predict the type of the sand</text:span></text:p>
            </text:list-item>
          </text:list>
        </text:list-item>
        <text:list-item>
          <text:p text:style-name="P3">Which columns can define the Refractive Index most accurately? (Keep in mind that Type is a label/classification, there should not be considered as an independent variable)</text:p>
          <text:list>
            <text:list-item>
              <text:p text:style-name="P4">X= [3] y = [5] degree = 9 scrore = 77 with a <text:s/>polynomial regression we <text:span text:style-name="T3">found a very high score this means that AL and CA can predict the Reflexive Index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3T20:35:58.101988935</meta:creation-date>
    <dc:date>2019-11-13T23:02:03.433844328</dc:date>
    <meta:editing-duration>PT5M24S</meta:editing-duration>
    <meta:editing-cycles>1</meta:editing-cycles>
    <meta:document-statistic meta:table-count="0" meta:image-count="0" meta:object-count="0" meta:page-count="1" meta:paragraph-count="7" meta:word-count="108" meta:character-count="573" meta:non-whitespace-character-count="475"/>
    <meta:generator>LibreOffice/6.3.2.2$Linux_X86_64 LibreOffice_project/30$Build-2</meta:generator>
  </office:meta>
</office:document-meta>
</file>